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200000022E5025451.png"/>
  <manifest:file-entry manifest:media-type="image/png" manifest:full-path="Pictures/100000000000002200000021FD1035DF.png"/>
  <manifest:file-entry manifest:media-type="image/png" manifest:full-path="Pictures/1000000000000021000000210AC24E94.png"/>
  <manifest:file-entry manifest:media-type="image/png" manifest:full-path="Pictures/100000000000002400000022E9E2903B.png"/>
  <manifest:file-entry manifest:media-type="image/png" manifest:full-path="Pictures/100000000000002100000020EEE69CBC.png"/>
  <manifest:file-entry manifest:media-type="image/png" manifest:full-path="Pictures/10000000000000220000002190CA8226.png"/>
  <manifest:file-entry manifest:media-type="image/png" manifest:full-path="Pictures/10000000000000230000002186388A89.png"/>
  <manifest:file-entry manifest:media-type="image/png" manifest:full-path="Pictures/1000000000000023000000223F5212DA.png"/>
  <manifest:file-entry manifest:media-type="image/png" manifest:full-path="Pictures/1000000000000020000000237BA25BEA.png"/>
  <manifest:file-entry manifest:media-type="image/png" manifest:full-path="Pictures/1000000000000024000000233A8E77C8.png"/>
  <manifest:file-entry manifest:media-type="image/png" manifest:full-path="Pictures/100000000000002200000021157376DD.png"/>
  <manifest:file-entry manifest:media-type="image/png" manifest:full-path="Pictures/100000000000002100000022AFA908BE.png"/>
  <manifest:file-entry manifest:media-type="image/png" manifest:full-path="Pictures/100000000000002300000021A2AA1D3C.png"/>
  <manifest:file-entry manifest:media-type="image/png" manifest:full-path="Pictures/100000000000002200000021470873E2.png"/>
  <manifest:file-entry manifest:media-type="image/png" manifest:full-path="Pictures/100000000000002400000022E86055D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53cm" style:rel-column-width="1901*"/>
    </style:style>
    <style:style style:name="Table1.B" style:family="table-column">
      <style:table-column-properties style:column-width="13.647cm" style:rel-column-width="773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4" style:family="table-row">
      <style:table-row-properties style:min-row-height="1.383cm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 style:list-style-name="">
      <style:paragraph-properties style:text-autospace="none"/>
      <style:text-properties fo:color="#221f1f" style:font-name="Times-Roman" fo:font-size="14pt" style:font-name-asian="Times-Roman" style:font-size-asian="14pt" style:font-name-complex="Times-Roman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Effect</text:p>
          </table:table-cell>
        </table:table-row>
        <table:table-row>
          <table:table-cell table:style-name="Table1.A2" office:value-type="string">
            <text:p text:style-name="P1"><draw:frame draw:style-name="fr1" draw:name="graphics1" text:anchor-type="paragraph" svg:width="0.84cm" svg:height="0.792cm" draw:z-index="0"><draw:image xlink:href="Pictures/100000000000002400000022E86055D8.png" xlink:type="simple" xlink:show="embed" xlink:actuate="onLoad"/></draw:frame>Indestructible armor</text:p>
          </table:table-cell>
          <table:table-cell table:style-name="Table1.B2" office:value-type="string">
            <text:p text:style-name="P4">When wearing this armor, the player flashes in immortality and you cannot be hit by anything</text:p>
          </table:table-cell>
        </table:table-row>
        <table:table-row>
          <table:table-cell table:style-name="Table1.A2" office:value-type="string">
            <text:p text:style-name="P3"><draw:frame draw:style-name="fr1" draw:name="graphics2" text:anchor-type="paragraph" svg:width="0.792cm" svg:height="0.769cm" draw:z-index="1"><draw:image xlink:href="Pictures/10000000000000220000002190CA8226.png" xlink:type="simple" xlink:show="embed" xlink:actuate="onLoad"/></draw:frame>Life</text:p>
          </table:table-cell>
          <table:table-cell table:style-name="Table1.B2" office:value-type="string">
            <text:p text:style-name="P4">Increases one life to the player</text:p>
          </table:table-cell>
        </table:table-row>
        <table:table-row>
          <table:table-cell table:style-name="Table1.A2" office:value-type="string">
            <text:p text:style-name="P2"><draw:frame draw:style-name="fr1" draw:name="graphics3" text:anchor-type="paragraph" svg:width="0.815cm" svg:height="0.769cm" draw:z-index="2"><draw:image xlink:href="Pictures/100000000000002300000021A2AA1D3C.png" xlink:type="simple" xlink:show="embed" xlink:actuate="onLoad"/></draw:frame>Bomb Trespasser</text:p>
          </table:table-cell>
          <table:table-cell table:style-name="Table1.B2" office:value-type="string">
            <text:p text:style-name="P4">Allows Bomberman to pass through bombs set on the ground.</text:p>
          </table:table-cell>
        </table:table-row>
        <table:table-row>
          <table:table-cell table:style-name="Table1.A2" office:value-type="string">
            <text:p text:style-name="P3"><draw:frame draw:style-name="fr1" draw:name="graphics4" text:anchor-type="paragraph" svg:width="0.815cm" svg:height="0.769cm" draw:z-index="3"><draw:image xlink:href="Pictures/10000000000000230000002186388A89.png" xlink:type="simple" xlink:show="embed" xlink:actuate="onLoad"/></draw:frame>Block Trespasser</text:p>
          </table:table-cell>
          <table:table-cell table:style-name="Table1.B2" office:value-type="string">
            <text:p text:style-name="P4">Allows Bomberman to pass through destructable walls.</text:p>
          </table:table-cell>
        </table:table-row>
        <table:table-row>
          <table:table-cell table:style-name="Table1.A2" office:value-type="string">
            <text:p text:style-name="P3"><draw:frame draw:style-name="fr1" draw:name="graphics5" text:anchor-type="paragraph" svg:width="0.792cm" svg:height="0.769cm" draw:z-index="4"><draw:image xlink:href="Pictures/100000000000002200000021157376DD.png" xlink:type="simple" xlink:show="embed" xlink:actuate="onLoad"/></draw:frame>Ultra bomb</text:p>
          </table:table-cell>
          <table:table-cell table:style-name="Table1.B2" office:value-type="string">
            <text:p text:style-name="P4">Allows bomb explosions to pass through obstacles such as enemies and walls.</text:p>
          </table:table-cell>
        </table:table-row>
        <table:table-row>
          <table:table-cell table:style-name="Table1.A2" office:value-type="string">
            <text:p text:style-name="P3"><draw:frame draw:style-name="fr1" draw:name="graphics6" text:anchor-type="paragraph" svg:width="0.769cm" svg:height="0.746cm" draw:z-index="5"><draw:image xlink:href="Pictures/100000000000002100000020EEE69CBC.png" xlink:type="simple" xlink:show="embed" xlink:actuate="onLoad"/></draw:frame>Time</text:p>
          </table:table-cell>
          <table:table-cell table:style-name="Table1.B2" office:value-type="string">
            <text:p text:style-name="P4">Restores the timer to the counter setting the stage began on.</text:p>
          </table:table-cell>
        </table:table-row>
        <table:table-row>
          <table:table-cell table:style-name="Table1.A2" office:value-type="string">
            <text:p text:style-name="P3"><draw:frame draw:style-name="fr1" draw:name="graphics7" text:anchor-type="paragraph" svg:width="0.769cm" svg:height="0.769cm" draw:z-index="6"><draw:image xlink:href="Pictures/1000000000000021000000210AC24E94.png" xlink:type="simple" xlink:show="embed" xlink:actuate="onLoad"/></draw:frame>Extinguisher</text:p>
          </table:table-cell>
          <table:table-cell table:style-name="Table1.B2" office:value-type="string">
            <text:p text:style-name="P4">Increases the score by 400 and increases one life</text:p>
          </table:table-cell>
        </table:table-row>
        <table:table-row>
          <table:table-cell table:style-name="Table1.A2" office:value-type="string">
            <text:p text:style-name="P3"><draw:frame draw:style-name="fr1" draw:name="graphics8" text:anchor-type="paragraph" svg:width="0.84cm" svg:height="0.815cm" draw:z-index="7"><draw:image xlink:href="Pictures/1000000000000024000000233A8E77C8.png" xlink:type="simple" xlink:show="embed" xlink:actuate="onLoad"/></draw:frame>Heart</text:p>
          </table:table-cell>
          <table:table-cell table:style-name="Table1.B2" office:value-type="string">
            <text:p text:style-name="P4">Bomberman can be hit twice before losing a life</text:p>
          </table:table-cell>
        </table:table-row>
        <table:table-row>
          <table:table-cell table:style-name="Table1.A2" office:value-type="string">
            <text:p text:style-name="P3"><draw:frame draw:style-name="fr1" draw:name="graphics9" text:anchor-type="paragraph" svg:width="0.769cm" svg:height="0.792cm" draw:z-index="8"><draw:image xlink:href="Pictures/100000000000002100000022AFA908BE.png" xlink:type="simple" xlink:show="embed" xlink:actuate="onLoad"/></draw:frame>Mystery</text:p>
          </table:table-cell>
          <table:table-cell table:style-name="Table1.B2" office:value-type="string">
            <text:p text:style-name="P4">The effects of this item are a mystery until you pick it up. (just adds points to your score, number of remaining enemies X 1000)</text:p>
          </table:table-cell>
        </table:table-row>
        <table:table-row>
          <table:table-cell table:style-name="Table1.A2" office:value-type="string">
            <text:p text:style-name="P3"><draw:frame draw:style-name="fr1" draw:name="graphics10" text:anchor-type="paragraph" svg:width="0.792cm" svg:height="0.769cm" draw:z-index="9"><draw:image xlink:href="Pictures/100000000000002200000021470873E2.png" xlink:type="simple" xlink:show="embed" xlink:actuate="onLoad"/></draw:frame>Rice</text:p>
          </table:table-cell>
          <table:table-cell table:style-name="Table1.B2" office:value-type="string">
            <text:p text:style-name="P4">Increases the player's score. Bye 10</text:p>
          </table:table-cell>
        </table:table-row>
        <table:table-row>
          <table:table-cell table:style-name="Table1.A2" office:value-type="string">
            <text:p text:style-name="P3"><draw:frame draw:style-name="fr1" draw:name="graphics11" text:anchor-type="paragraph" svg:width="0.746cm" svg:height="0.815cm" draw:z-index="10"><draw:image xlink:href="Pictures/1000000000000020000000237BA25BEA.png" xlink:type="simple" xlink:show="embed" xlink:actuate="onLoad"/></draw:frame>Hammer</text:p>
          </table:table-cell>
          <table:table-cell table:style-name="Table1.B2" office:value-type="string">
            <text:p text:style-name="P4">Increases the player's score. By 20</text:p>
          </table:table-cell>
        </table:table-row>
        <table:table-row>
          <table:table-cell table:style-name="Table1.A2" office:value-type="string">
            <text:p text:style-name="P3"><draw:frame draw:style-name="fr1" draw:name="graphics12" text:anchor-type="paragraph" svg:width="0.792cm" svg:height="0.769cm" draw:z-index="11"><draw:image xlink:href="Pictures/100000000000002200000021FD1035DF.png" xlink:type="simple" xlink:show="embed" xlink:actuate="onLoad"/></draw:frame>Cake</text:p>
          </table:table-cell>
          <table:table-cell table:style-name="Table1.B2" office:value-type="string">
            <text:p text:style-name="P4">Increases the player's score. By 10</text:p>
          </table:table-cell>
        </table:table-row>
        <table:table-row table:style-name="Table1.14">
          <table:table-cell table:style-name="Table1.A2" office:value-type="string">
            <text:p text:style-name="P3"><draw:frame draw:style-name="fr1" draw:name="graphics13" text:anchor-type="paragraph" svg:width="0.84cm" svg:height="0.792cm" draw:z-index="12"><draw:image xlink:href="Pictures/100000000000002400000022E9E2903B.png" xlink:type="simple" xlink:show="embed" xlink:actuate="onLoad"/></draw:frame>Ice Cream</text:p>
          </table:table-cell>
          <table:table-cell table:style-name="Table1.B2" office:value-type="string">
            <text:p text:style-name="P4">Increases the player's score. By 100</text:p>
          </table:table-cell>
        </table:table-row>
        <table:table-row>
          <table:table-cell table:style-name="Table1.A2" office:value-type="string">
            <text:p text:style-name="P3"><draw:frame draw:style-name="fr1" draw:name="graphics14" text:anchor-type="paragraph" svg:width="0.792cm" svg:height="0.792cm" draw:z-index="13"><draw:image xlink:href="Pictures/100000000000002200000022E5025451.png" xlink:type="simple" xlink:show="embed" xlink:actuate="onLoad"/></draw:frame>Apple</text:p>
          </table:table-cell>
          <table:table-cell table:style-name="Table1.B2" office:value-type="string">
            <text:p text:style-name="P4">Increases the player's score. By 200</text:p>
          </table:table-cell>
        </table:table-row>
        <table:table-row>
          <table:table-cell table:style-name="Table1.A2" office:value-type="string">
            <text:p text:style-name="P3"><draw:frame draw:style-name="fr1" draw:name="graphics15" text:anchor-type="paragraph" svg:width="0.815cm" svg:height="0.792cm" draw:z-index="14"><draw:image xlink:href="Pictures/1000000000000023000000223F5212DA.png" xlink:type="simple" xlink:show="embed" xlink:actuate="onLoad"/></draw:frame>Icecream 2</text:p>
          </table:table-cell>
          <table:table-cell table:style-name="Table1.B2" office:value-type="string">
            <text:p text:style-name="P4">Increases the player's score. By 1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0:59:18</meta:creation-date>
    <dc:date>2015-03-22T11:23:38</dc:date>
    <meta:editing-duration>PT8M57S</meta:editing-duration>
    <meta:editing-cycles>3</meta:editing-cycles>
    <meta:generator>OpenOffice.org/3.4.1$Unix OpenOffice.org_project/341m1$Build-9593</meta:generator>
    <meta:document-statistic meta:table-count="1" meta:image-count="15" meta:object-count="0" meta:page-count="1" meta:paragraph-count="32" meta:word-count="164" meta:character-count="949"/>
  </office:meta>
</office:document-meta>
</file>